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C00000046AF7268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5.5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9.599cm" svg:height="3.506cm" svg:x="7cm" svg:y="0.837cm" presentation:class="title" presentation:placeholder="true" presentation:user-transformed="true">
          <draw:text-box/>
        </draw:frame>
        <draw:frame presentation:style-name="pr2" draw:layer="layout" svg:width="27cm" svg:height="15.586cm" svg:x="0.5cm" svg:y="4.914cm" presentation:class="subtitle">
          <draw:text-box>
            <text:p>My Things</text:p>
            <text:p>+</text:p>
            <text:p>Your Things</text:p>
            <text:p>+</text:p>
            <text:p>The Internet knows about all Things</text:p>
            <text:p>=</text:p>
            <text:p>Barcode Th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0.5cm" svg:height="3.506cm" svg:x="7cm" svg:y="0.837cm" presentation:class="title">
          <draw:text-box>
            <text:p>The Problem</text:p>
          </draw:text-box>
        </draw:frame>
        <draw:frame presentation:style-name="pr4" draw:layer="layout" svg:width="13.175cm" svg:height="15.586cm" svg:x="0.5cm" svg:y="4.914cm" presentation:class="outline">
          <draw:text-box>
            <text:list text:style-name="L3">
              <text:list-item>
                <text:p>Large Collections of</text:p>
                <text:list>
                  <text:list-item>
                    <text:p>Books? </text:p>
                  </text:list-item>
                  <text:list-item>
                    <text:p>Records? </text:p>
                  </text:list-item>
                  <text:list-item>
                    <text:p>DVD's?</text:p>
                  </text:list-item>
                  <text:list-item>
                    <text:p>CDs?</text:p>
                  </text:list-item>
                  <text:list-item>
                    <text:p>Retrogames?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859cm" svg:x="14.311cm" svg:y="4.914cm" presentation:class="outline" presentation:user-transformed="true">
          <draw:text-box>
            <text:list text:style-name="L3">
              <text:list-item>
                <text:p>Out and About</text:p>
                <text:list>
                  <text:list-item>
                    <text:p>Do you have it?</text:p>
                  </text:list-item>
                  <text:list-item>
                    <text:p>How much does it go for?</text:p>
                  </text:list-item>
                  <text:list-item>
                    <text:p>Nice if I had a preview, reviews or more info</text:p>
                  </text:list-item>
                  <text:list-item>
                    <text:p>Do any of my friends have it?</text:p>
                    <text:list>
                      <text:list-item>
                        <text:p>What do they think?</text:p>
                      </text:list-item>
                      <text:list-item>
                        <text:p>Could I borrow it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0.5cm" svg:height="3.506cm" svg:x="7cm" svg:y="0.837cm" presentation:class="title">
          <draw:text-box>
            <text:p>The Solution</text:p>
          </draw:text-box>
        </draw:frame>
        <draw:frame presentation:style-name="pr4" draw:layer="layout" svg:width="27cm" svg:height="15.586cm" svg:x="0.5cm" svg:y="4.914cm" presentation:class="outline">
          <draw:text-box>
            <text:list text:style-name="L3">
              <text:list-item>
                <text:p>Tablet and mobile app</text:p>
                <text:list>
                  <text:list-item>
                    <text:p>Get info on ANY item when your out and about</text:p>
                  </text:list-item>
                  <text:list-item>
                    <text:p>Catalogue your collections</text:p>
                    <text:p/>
                  </text:list-item>
                </text:list>
              </text:list-item>
              <text:list-item>
                <text:p>Server receives Barcode ID</text:p>
                <text:list>
                  <text:list-item>
                    <text:p>Looks up item using flexible info plugin base</text:p>
                  </text:list-item>
                  <text:list-item>
                    <text:p>Returns results back to client tablet/mobile</text:p>
                    <text:p/>
                  </text:list-item>
                  <text:list-item>
                    <text:p>Demo API's constructed: eBay, Youtube, Guardian</text:p>
                  </text:list-item>
                  <text:list-item>
                    <text:p>Potential API's: Amazon, Tesco, (other, limitless modular data sour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layer="layout" svg:width="19.599cm" svg:height="3.506cm" svg:x="7cm" svg:y="0.837cm" presentation:class="title" presentation:user-transformed="true">
          <draw:text-box>
            <text:p>The Future</text:p>
          </draw:text-box>
        </draw:frame>
        <draw:frame presentation:style-name="pr4" draw:layer="layout" svg:width="27cm" svg:height="15.586cm" svg:x="0.5cm" svg:y="4.914cm" presentation:class="outline" presentation:user-transformed="true">
          <draw:text-box>
            <text:list text:style-name="L3">
              <text:list-item>
                <text:p>Short Term</text:p>
                <text:list>
                  <text:list-item>
                    <text:p>A useful tool for collectors and general casual use</text:p>
                    <text:p/>
                  </text:list-item>
                </text:list>
              </text:list-item>
              <text:list-item>
                <text:p>Medium Term</text:p>
                <text:list>
                  <text:list-item>
                    <text:p>Social things – asking friends about there things</text:p>
                    <text:p/>
                  </text:list-item>
                </text:list>
              </text:list-item>
              <text:list-item>
                <text:p>Long Term</text:p>
                <text:list>
                  <text:list-item>
                    <text:p>Statistics and profiling</text:p>
                  </text:list-item>
                  <text:list-item>
                    <text:p>Advertising (you know what they have, you know what they wa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0c0c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x" draw:display-name="Gradient x" draw:style="linear" draw:start-color="#808080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gradient-name="Gradient_20_8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gradient" draw:fill-gradient-name="Gradient_20_x" draw:textarea-horizontal-align="justify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custom-shape presentation:style-name="Mpr1" draw:text-style-name="MP3" draw:layer="backgroundobjects" svg:width="28cm" svg:height="1.5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.5cm" svg:x="0cm" svg:y="19.5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5cm" svg:height="3.506cm" svg:x="7cm" svg:y="0.837cm" presentation:class="title" presentation:placeholder="true">
        <draw:text-box/>
      </draw:frame>
      <draw:frame presentation:style-name="Default-outline1" draw:layer="backgroundobjects" svg:width="27cm" svg:height="15.586cm" svg:x="0.5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presentation:footer/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6cm" svg:height="2cm" svg:x="1cm" svg:y="1.5cm">
        <draw:image xlink:href="Pictures/10000201000000CC00000046AF7268D5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lan </meta:initial-creator>
    <meta:creation-date>2011-07-10T10:22:07</meta:creation-date>
    <meta:editing-duration>PT1H2M32S</meta:editing-duration>
    <meta:editing-cycles>8</meta:editing-cycles>
    <dc:date>2011-07-10T11:56:20</dc:date>
    <dc:creator>allan </dc:creator>
    <meta:generator>LibreOffice/3.3$Linux LibreOffice_project/330m19$Build-202</meta:generator>
    <meta:document-statistic meta:object-count="41"/>
  </office:meta>
</office:document-meta>
</file>